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cc0066"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visibility="collapse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4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4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4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4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4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4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4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4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1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1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1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4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1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4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1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4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  <table:table-row table:style-name="ro2">
          <table:table-cell office:value-type="string">
            <text:p>2021-12-18</text:p>
          </table:table-cell>
          <table:table-cell office:value-type="string">
            <text:p>Verulanium Saturnalia with Festive Market &amp; Carols (16 or 11 miles)</text:p>
          </table:table-cell>
          <table:table-cell office:value-type="float" office:value="282454101">
            <text:p>282454101</text:p>
          </table:table-cell>
          <table:table-cell office:value-type="string">
            <text:p>Free</text:p>
          </table:table-cell>
          <table:table-cell table:style-name="ce4" office:value-type="string">
            <text:p>Welwyn North</text:p>
          </table:table-cell>
          <table:table-cell office:value-type="string">
            <text:p>Hatfield</text:p>
          </table:table-cell>
          <table:table-cell/>
          <table:table-cell table:formula="of:=HYPERLINK([.G18];[.C18])" office:value-type="float" office:value="282454101">
            <text:p>28245410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024-10-05</text:p>
          </table:table-cell>
          <table:table-cell office:value-type="string">
            <text:p>Monte Pisano - Pisa &amp; Florence</text:p>
          </table:table-cell>
          <table:table-cell office:value-type="float" office:value="303283186">
            <text:p>303283186</text:p>
          </table:table-cell>
          <table:table-cell office:value-type="string">
            <text:p>Free</text:p>
          </table:table-cell>
          <table:table-cell office:value-type="string">
            <text:p>Cascina</text:p>
          </table:table-cell>
          <table:table-cell office:value-type="string">
            <text:p>Calci</text:p>
          </table:table-cell>
          <table:table-cell/>
          <table:table-cell table:formula="of:=HYPERLINK([.G19];[.C19])" office:value-type="float" office:value="303283186">
            <text:p>303283186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0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0T10:52:48.53</dc:date>
    <dc:creator>J C</dc:creator>
    <meta:generator>OpenOffice/4.1.15$Win32 OpenOffice.org_project/4115m2$Build-9813</meta:generator>
    <meta:editing-duration>PT51M49S</meta:editing-duration>
    <meta:editing-cycles>7</meta:editing-cycles>
    <meta:document-statistic meta:table-count="1" meta:cell-count="151" meta:object-count="0"/>
  </office:meta>
</office:document-meta>
</file>